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8pt" style:font-size-complex="48pt"/>
    </style:style>
    <style:style style:name="P2" style:family="paragraph" style:parent-style-name="Standard">
      <style:paragraph-properties fo:text-align="start" style:justify-single-word="false"/>
      <style:text-properties style:font-name="Trebuchet MS"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NUDAKU</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att: <text:s/>Right, so we have a most excellent lecture to embark upon, wouldn't you say? <text:s/>Let a bellow be heard otherwise!</text:p>
      <text:p text:style-name="P2"/>
      <text:p text:style-name="P2">Shenzan: <text:s/>Who could do that otherwise? <text:s/>End that at once!</text:p>
      <text:p text:style-name="P2"/>
      <text:p text:style-name="P2">Matt: And so it is, none are present to discourage this! <text:s/>So it is upon Taiwan, as it is with all men in some way. <text:s/>Let us invent a way that China would see itself as a dark emperor over it, that it convey every dark meaning it imposes to every territory it considers itself sovereign over instead. <text:s/>What is to do with this <text:soft-page-break/>notion, what do we invent of them?</text:p>
      <text:p text:style-name="P2"/>
      <text:p text:style-name="P2">Yushumuureh: <text:s/>We say they will lord over manipulation of others, for that is present in all men, and the dark lecture of evil sin would consider it unwise to do, as the precedent stands with the Taiwanese, manipulating everybody over it! <text:s/>That's China's right to assert, in many regards, but if they restrain themselves one way and apply that dominance this way, then they serve that interest!</text:p>
      <text:p text:style-name="P2"/>
      <text:p text:style-name="P2">Shenzan: We approve that of <text:soft-page-break/>Yushumuureh, and add that they could lord over sovereign ground in the area, given their proximity. <text:s/>That would be an outline most democratic, and soothing to Darkness in many ways.</text:p>
      <text:p text:style-name="P2"/>
      <text:p text:style-name="P2">Matt: <text:s/>Right, so they need be taught an eminent dark lecture in that. <text:s/>Who volunteers to augment Shenzan's accord.</text:p>
      <text:p text:style-name="P2"/>
      <text:p text:style-name="P2">Kondureh: <text:s/>We say their approval over the limitations of their authority must be deliberated on politically in some way, we open up to the President for his advice that he holds presently on this <text:soft-page-break/>issue. <text:s/>What is his terms within the proximity?</text:p>
      <text:p text:style-name="P2"/>
      <text:p text:style-name="P2">Xi Xinping: If a dark one holds a subject sovereign as dark, it will be respected in some way, though sin will not be admitted. <text:s/>I note that luxury is to be one thing thwarted by this endeavour.</text:p>
      <text:p text:style-name="P2"/>
      <text:p text:style-name="P2">Matt: <text:s/>That is a political objective. <text:s/>Luxury is pomp, and certainly that is soothing. <text:s/>To say applying it's remedy as though to poison a nation is the true dark essence of one argument, but truth be told that is sinful so the application of luxury should be <text:soft-page-break/>that it be beheld individually, and according to the mandates set forth by the government. <text:s/>In many ways, I could see it dark if you exert a creative dark reason for that here and therefore agree that luxury be a thing contended by your proximity. <text:s/>Do unveil something for us, or remain silent.</text:p>
      <text:p text:style-name="P2"/>
      <text:p text:style-name="P2">Xi Xinping: It would certainly apply naturally to be a dark inclination, being that fathoming of carelessness, but that is of bliss to consider. <text:s/>Know it well anything that encouraged the carelessness we consider dark, and that would <text:soft-page-break/>be perfect for remedy here.</text:p>
      <text:p text:style-name="P2"/>
      <text:p text:style-name="P2">Matt: Very well, I appeal to that. <text:s/>So your proximity weighs heavily. <text:s/>Would you exact a thing that you do not come in advance with your army?</text:p>
      <text:p text:style-name="P2"/>
      <text:p text:style-name="P2">Xi Xinping: Indeed that would be the spectre of our presence on the matter.</text:p>
      <text:p text:style-name="P2"/>
      <text:p text:style-name="P2">Matt: <text:s/>So I would petition that you encourage some intelligence gathering, dispatch those who are related to the Brotherhood, and only restrict them where you are able to outside the protected <text:soft-page-break/>zone of their country's borders. <text:s/>Certainly the dark presence does not convey that borders be extinguished for the sake of itself, but that an offense can be generated to which existing sovereignty can be expelled. <text:s/>So be it, we have two ways in which they can infer their dark way, I would see no reason to invade just yet. <text:s/>What other way does Taiwan infect with?</text:p>
      <text:p text:style-name="P2"/>
      <text:p text:style-name="P2">Bolume: <text:s/>Many of theirs conspire on the dark way, to call it dark, and therefore serve the interest in itself. <text:s/>It is a lecture of madness, and should be prevailed <text:soft-page-break/>against in some way!</text:p>
      <text:p text:style-name="P2"/>
      <text:p text:style-name="P2">Matt: And so I offer it that propaganda be formed at the beginning of this new dark empire, and help can be provided for that to take place. <text:s/>Truth, not lies, for we extract the sinful things and disband it here. <text:s/>Would that accord well with the President?</text:p>
      <text:p text:style-name="P2"/>
      <text:p text:style-name="P2">Xi Xinping: They are most despicable certainly, that must be addressed through a talk of the highest empirical degree, we confer, and that be all concerning our approach with them really, we <text:soft-page-break/>would do that and see that our banner be raised if they insurrect about it too hard.</text:p>
      <text:p text:style-name="P2"/>
      <text:p text:style-name="P2">Matt: And that helps alot. <text:s/>Thank you for considering the dark way on this, as you can see it mitigated the need for war today, and that is essential to all of us. <text:s/>Be well, President, and farewell, Dark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5T12:29:14.44</meta:creation-date>
    <meta:document-statistic meta:table-count="0" meta:image-count="0" meta:object-count="0" meta:page-count="10" meta:paragraph-count="18" meta:word-count="756" meta:character-count="4206"/>
    <dc:date>2022-09-15T12:45:23.74</dc:date>
    <meta:editing-duration>PT16M13S</meta:editing-duration>
    <meta:editing-cycles>1</meta:editing-cycles>
    <meta:generator>OpenOffice/4.1.8$Win32 OpenOffice.org_project/418m3$Build-9803</meta:generator>
  </office:meta>
</office:document-meta>
</file>